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41cm" fo:min-width="8.771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766cm" fo:min-width="0.262cm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66cm" fo:min-width="0.262cm" fo:padding-top="0cm"/>
    </style:style>
    <style:style style:name="gr6" style:family="graphic" style:parent-style-name="standard">
      <style:graphic-properties draw:stroke="none" svg:stroke-color="#0084d1" draw:fill-color="#0084d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3333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891cm" fo:min-width="0.262cm" fo:padding-top="0.127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764cm" fo:min-width="0.262cm" fo:padding-top="0.127cm"/>
    </style:style>
    <style:style style:name="gr10" style:family="graphic" style:parent-style-name="standard">
      <style:graphic-properties draw:stroke="none" draw:fill-color="#0084d1" draw:textarea-vertical-align="middle"/>
    </style:style>
    <style:style style:name="gr11" style:family="graphic" style:parent-style-name="standard">
      <style:graphic-properties draw:stroke="none" draw:fill-color="#0084d1" draw:textarea-vertical-align="middle"/>
    </style:style>
    <style:style style:name="gr12" style:family="graphic" style:parent-style-name="standard">
      <style:graphic-properties draw:stroke="none" svg:stroke-color="#0084d1" draw:fill-color="#0084d1" draw:textarea-vertical-align="middle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000000" draw:textarea-vertical-align="middle"/>
    </style:style>
    <style:style style:name="gr16" style:family="graphic" style:parent-style-name="standard">
      <style:graphic-properties draw:stroke="none" svg:stroke-color="#0084d1" draw:fill-color="#0084d1" draw:textarea-horizontal-align="justify" draw:textarea-vertical-align="middle" draw:auto-grow-height="false" fo:min-height="0.258cm" fo:min-width="0.135cm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0.51cm" fo:min-width="0.516cm" fo:padding-top="0.1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3333"/>
      <style:paragraph-properties fo:text-align="center"/>
      <style:text-properties fo:color="#ffffff"/>
    </style:style>
    <style:style style:name="P7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0084d1"/>
      <style:paragraph-properties fo:text-align="center"/>
      <style:text-properties fo:color="#ffffff" style:font-name="Nimbus Sans L" fo:font-size="10pt" style:font-size-asian="10pt" style:font-size-complex="10pt"/>
    </style:style>
    <style:style style:name="P9" style:family="paragraph">
      <loext:graphic-properties draw:fill-color="#579d1c"/>
      <style:paragraph-properties fo:text-align="center"/>
    </style:style>
    <style:style style:name="P10" style:family="paragraph">
      <style:paragraph-properties fo:text-align="center"/>
      <style:text-properties fo:font-size="10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0pt" fo:font-weight="bold" style:font-size-asian="14pt" style:font-weight-asian="bold" style:font-size-complex="1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style:text-position="20% 100%" style:font-name="Nimbus Sans L" fo:font-size="9pt" style:font-size-asian="9pt" style:font-size-complex="9pt"/>
    </style:style>
    <style:style style:name="T5" style:family="text">
      <style:text-properties fo:color="#ffffff" style:font-name="Nimbus Sans L" fo:font-size="10pt" style:font-size-asian="10pt" style:font-size-complex="10pt"/>
    </style:style>
    <style:style style:name="T6" style:family="text">
      <style:text-properties fo:font-size="10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4.191cm" svg:x="5.191cm" svg:y="10.65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762cm" svg:height="1.016cm" svg:x="7.223cm" svg:y="3.7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7.287cm" svg:y="3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762cm" svg:height="1.016cm" svg:x="9.509cm" svg:y="3.9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0.635cm" svg:x="9.573cm" svg:y="4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0.762cm" svg:height="1.016cm" svg:x="8.493cm" svg:y="2.27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1.016cm" svg:x="10.398cm" svg:y="2.27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762cm" svg:height="1.016cm" svg:x="6.588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635cm" svg:height="0.508cm" svg:x="6.652cm" svg:y="5.44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762cm" svg:height="1.016cm" svg:x="5.318cm" svg:y="2.65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635cm" svg:height="0.635cm" svg:x="5.382cm" svg:y="2.842cm">
            <text:p text:style-name="P1"><text:span text:style-name="T2">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7" draw:layer="layout" svg:width="0.762cm" svg:height="1.016cm" svg:x="6.207cm" svg:y="8.239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762cm" svg:height="1.016cm" svg:x="8.366cm" svg:y="8.112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762cm" svg:height="1.016cm" svg:x="11.033cm" svg:y="8.493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762cm" svg:height="1.016cm" svg:x="7.858cm" svg:y="6.715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8" draw:layer="layout" svg:width="0.634cm" svg:height="0.761cm" svg:x="7.922cm" svg:y="6.842cm" svg:viewBox="0 0 635 762" draw:points="529,381 529,762 106,762 106,381 0,381 318,0 635,381">
            <text:p text:style-name="P1"><text:span text:style-name="T4">+</text:span><text:span text:style-name="T5">1</text:span></text:p>
          </draw:polygon>
        </draw:g>
        <draw:g>
          <draw:custom-shape draw:style-name="gr2" draw:text-style-name="P2" draw:layer="layout" svg:width="0.762cm" svg:height="1.016cm" svg:x="11.287cm" svg:y="4.048cm">
            <text:p/>
            <draw:enhanced-geometry svg:viewBox="0 0 21600 21600" draw:type="rectangle" draw:enhanced-path="M 0 0 L 21600 0 21600 21600 0 21600 0 0 Z N"/>
          </draw:custom-shape>
          <draw:polygon draw:style-name="gr11" draw:text-style-name="P3" draw:layer="layout" svg:width="0.634cm" svg:height="0.761cm" svg:x="11.351cm" svg:y="4.175cm" svg:viewBox="0 0 635 762" draw:points="529,381 529,0 106,0 106,381 0,381 317,762 635,381">
            <text:p/>
          </draw:polygon>
        </draw:g>
        <draw:g>
          <draw:custom-shape draw:style-name="gr2" draw:text-style-name="P2" draw:layer="layout" svg:width="0.762cm" svg:height="1.016cm" svg:x="11.541cm" svg:y="5.572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3" draw:layer="layout" svg:width="0.634cm" svg:height="0.761cm" svg:x="11.605cm" svg:y="5.699cm" svg:viewBox="0 0 635 762" draw:points="529,381 529,762 106,762 106,381 0,381 318,0 635,381">
            <text:p/>
          </draw:polygon>
        </draw:g>
        <draw:g>
          <draw:custom-shape draw:style-name="gr2" draw:text-style-name="P2" draw:layer="layout" svg:width="0.762cm" svg:height="1.016cm" svg:x="11.287cm" svg:y="7.096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8" draw:layer="layout" svg:width="0.634cm" svg:height="0.761cm" svg:x="11.351cm" svg:y="7.223cm" svg:viewBox="0 0 635 762" draw:points="529,381 529,762 106,762 106,381 0,381 318,0 635,381">
            <text:p text:style-name="P1"><text:span text:style-name="T5">-1</text:span></text:p>
          </draw:polygon>
        </draw:g>
        <draw:g>
          <draw:custom-shape draw:style-name="gr2" draw:text-style-name="P2" draw:layer="layout" svg:width="0.762cm" svg:height="1.016cm" svg:x="5.064cm" svg:y="4.5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4" draw:layer="layout" svg:width="0.254cm" svg:height="0.127cm" svg:x="5.191cm" svg:y="4.74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445cm" svg:y="4.87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191cm" svg:y="5.0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445cm" svg:y="5.12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191cm" svg:y="5.25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445cm" svg:y="5.38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54cm" svg:height="0.127cm" svg:x="5.445cm" svg:y="4.6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0.762cm" svg:height="1.016cm" svg:x="4.302cm" svg:y="7.60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635cm" svg:height="0.508cm" draw:transform="rotate (-1.5707963267949) translate (4.937cm 7.79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762cm" svg:height="1.016cm" svg:x="2.524cm" svg:y="6.207cm">
            <text:p/>
            <draw:enhanced-geometry svg:viewBox="0 0 21600 21600" draw:type="rectangle" draw:enhanced-path="M 0 0 L 21600 0 21600 21600 0 21600 0 0 Z N"/>
          </draw:custom-shape>
          <draw:g>
            <draw:rect draw:style-name="gr15" draw:text-style-name="P4" draw:layer="layout" svg:width="0.076cm" svg:height="0.508cm" svg:x="3.121cm" svg:y="6.461cm">
              <text:p/>
            </draw:rect>
            <draw:custom-shape draw:style-name="gr13" draw:text-style-name="P4" draw:layer="layout" svg:width="0.635cm" svg:height="0.508cm" draw:transform="rotate (-1.5707963267949) translate (3.121cm 6.39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2" draw:layer="layout" svg:width="0.762cm" svg:height="1.016cm" svg:x="9.509cm" svg:y="5.6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635cm" svg:height="0.508cm" svg:x="9.573cm" svg:y="5.95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7" draw:text-style-name="P11" draw:layer="layout" svg:width="1.016cm" svg:height="0.762cm" svg:x="2.524cm" svg:y="10.906cm">
          <text:p text:style-name="P10"><text:span text:style-name="T6">L</text:span><text:span text:style-name="T6">O</text:span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016cm" svg:height="0.762cm" svg:x="2.397cm" svg:y="9.636cm">
          <text:p text:style-name="P10"><text:span text:style-name="T6">T</text:span><text:span text:style-name="T6">Y</text:span><text:span text:style-name="T6">P</text:span><text:span text:style-name="T6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Miller</meta:initial-creator>
    <meta:creation-date>2016-06-23T11:54:39.054755708</meta:creation-date>
    <dc:date>2017-05-09T11:23:25.158488019</dc:date>
    <meta:editing-duration>PT26M11S</meta:editing-duration>
    <meta:editing-cycles>9</meta:editing-cycles>
    <meta:generator>LibreOffice/5.1.6.2$Linux_X86_64 LibreOffice_project/10m0$Build-2</meta:generator>
    <meta:document-statistic meta:object-count="53"/>
  </office:meta>
</office:document-meta>
</file>